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FG-01 Synth Module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Lead Spacing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x11</text:p>
          </table:table-cell>
          <table:table-cell office:value-type="string" calcext:value-type="string">
            <text:p>United Chemi Con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x11</text:p>
          </table:table-cell>
          <table:table-cell office:value-type="string" calcext:value-type="string">
            <text:p>United Chemi Con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x11</text:p>
          </table:table-cell>
          <table:table-cell office:value-type="string" calcext:value-type="string">
            <text:p>United Chemi Con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United Chemi Con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x11</text:p>
          </table:table-cell>
          <table:table-cell office:value-type="string" calcext:value-type="string">
            <text:p>United Chemi Con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United Chemi Con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x11</text:p>
          </table:table-cell>
          <table:table-cell office:value-type="string" calcext:value-type="string">
            <text:p>United Chemi Con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Width has a little leeway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Height needs to be exact or lower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Board Revision</text:p>
          </table:table-cell>
          <table:table-cell table:style-name="Default"/>
          <table:table-cell table:style-name="Default" office:value-type="string" calcext:value-type="string">
            <text:p>LC5607</text:p>
          </table:table-cell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Available separately for the Yamaha YIS-503 or included with the Yamaha CX5M.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Later upgraded to SFG-05 which had a proper MIDI interface.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It’s possible to upgrade an SFG-01 to SFG-05 functionality.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Replace IC104 with a custom flashed 27C256.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Keep pin 27 of new IC lifted and run a wire from it to pin 35 of the main connector.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0T16:44:22.652000000</dc:date>
    <meta:editing-duration>PT8M13S</meta:editing-duration>
    <meta:editing-cycles>2</meta:editing-cycles>
    <meta:generator>LibreOffice/7.4.3.2$Windows_X86_64 LibreOffice_project/1048a8393ae2eeec98dff31b5c133c5f1d08b890</meta:generator>
    <meta:document-statistic meta:table-count="1" meta:cell-count="121" meta:object-count="0"/>
  </office:meta>
</office:document-meta>
</file>